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A3" style:family="table-cell">
      <style:table-cell-properties fo:padding="0.0201in" fo:border-left="0.0347in solid #000000" fo:border-right="none" fo:border-top="none" fo:border-bottom="0.0007in solid #000000"/>
    </style:style>
    <style:style style:name="t2.B3" style:family="table-cell">
      <style:table-cell-properties fo:padding="0.0201in" fo:border-left="0.0007in solid #000000" fo:border-right="none" fo:border-top="none" fo:border-bottom="0.0007in solid #000000"/>
    </style:style>
    <style:style style:name="t2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A3" style:family="table-cell">
      <style:table-cell-properties fo:padding="0.0201in" fo:border-left="0.0347in solid #000000" fo:border-right="none" fo:border-top="none" fo:border-bottom="0.0007in solid #000000"/>
    </style:style>
    <style:style style:name="t5.B3" style:family="table-cell">
      <style:table-cell-properties fo:padding="0.0201in" fo:border-left="0.0007in solid #000000" fo:border-right="none" fo:border-top="none" fo:border-bottom="0.0007in solid #000000"/>
    </style:style>
    <style:style style:name="t5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A3" style:family="table-cell">
      <style:table-cell-properties fo:padding="0.0201in" fo:border-left="0.0347in solid #000000" fo:border-right="none" fo:border-top="none" fo:border-bottom="0.0007in solid #000000"/>
    </style:style>
    <style:style style:name="t6.B3" style:family="table-cell">
      <style:table-cell-properties fo:padding="0.0201in" fo:border-left="0.0007in solid #000000" fo:border-right="none" fo:border-top="none" fo:border-bottom="0.0007in solid #000000"/>
    </style:style>
    <style:style style:name="t6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A3" style:family="table-cell">
      <style:table-cell-properties fo:padding="0.0201in" fo:border-left="0.0347in solid #000000" fo:border-right="none" fo:border-top="none" fo:border-bottom="0.0007in solid #000000"/>
    </style:style>
    <style:style style:name="t7.B3" style:family="table-cell">
      <style:table-cell-properties fo:padding="0.0201in" fo:border-left="0.0007in solid #000000" fo:border-right="none" fo:border-top="none" fo:border-bottom="0.0007in solid #000000"/>
    </style:style>
    <style:style style:name="t7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A3" style:family="table-cell">
      <style:table-cell-properties fo:padding="0.0201in" fo:border-left="0.0347in solid #000000" fo:border-right="none" fo:border-top="none" fo:border-bottom="0.0007in solid #000000"/>
    </style:style>
    <style:style style:name="t8.B3" style:family="table-cell">
      <style:table-cell-properties fo:padding="0.0201in" fo:border-left="0.0007in solid #000000" fo:border-right="none" fo:border-top="none" fo:border-bottom="0.0007in solid #000000"/>
    </style:style>
    <style:style style:name="t8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A3" style:family="table-cell">
      <style:table-cell-properties fo:padding="0.0201in" fo:border-left="0.0347in solid #000000" fo:border-right="none" fo:border-top="none" fo:border-bottom="0.0007in solid #000000"/>
    </style:style>
    <style:style style:name="t9.B3" style:family="table-cell">
      <style:table-cell-properties fo:padding="0.0201in" fo:border-left="0.0007in solid #000000" fo:border-right="none" fo:border-top="none" fo:border-bottom="0.0007in solid #000000"/>
    </style:style>
    <style:style style:name="t9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A3" style:family="table-cell">
      <style:table-cell-properties fo:padding="0.0201in" fo:border-left="0.0347in solid #000000" fo:border-right="none" fo:border-top="none" fo:border-bottom="0.0007in solid #000000"/>
    </style:style>
    <style:style style:name="t10.B3" style:family="table-cell">
      <style:table-cell-properties fo:padding="0.0201in" fo:border-left="0.0007in solid #000000" fo:border-right="none" fo:border-top="none" fo:border-bottom="0.0007in solid #000000"/>
    </style:style>
    <style:style style:name="t10.K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6">ПОВЕРКИ</text:span></text:p>
      <text:p text:style-name="P5"/>
      <text:p text:style-name="P29"><text:span text:style-name="T8">БДКГ-22 зав. № </text:span><text:span text:style-name="T3"><text:tab/><text:tab/></text:span></text:p>
      <text:p text:style-name="P28"><text:span text:style-name="T19">принадлежащего<text:tab/></text:span><text:span text:style-name="T20"><text:tab/></text:span></text:p>
      <text:p text:style-name="P15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6">1. С</text:span>редства <text:span text:style-name="T6">поверки</text:span></text:p>
      <text:p text:style-name="P16">а)<text:tab/>Эталонные средства измерений:</text:p>
      <text:p text:style-name="P13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7"><text:span text:style-name="T4">б</text:span><text:span text:style-name="T5">)<text:tab/></text:span><text:span text:style-name="T4">Оборудование</text:span><text:span text:style-name="T5">:</text:span></text:p>
      <text:p text:style-name="P14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6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6"><text:span text:style-name="T6">б</text:span>)<text:tab/>Проверка допускаемой основной относительной погрешности измерения мощности дозы измерителя с БДКГ–<text:span text:style-name="T6">22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7">Блок детектирования <text:span text:style-name="T6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7">H</text:span><text:span text:style-name="T12">1</text:span></text:p>
          </table:table-cell>
          <table:table-cell table:style-name="t1.D3" office:value-type="string">
            <text:p text:style-name="P25"><text:span text:style-name="T2">H</text:span><text:span text:style-name="T12">2</text:span></text:p>
          </table:table-cell>
          <table:table-cell table:style-name="t1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7">Блок детектирования <text:span text:style-name="T6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B3" table:number-rows-spanned="2" office:value-type="string">
            <text:p text:style-name="P25">Фон, нЗв/ч</text:p>
          </table:table-cell>
          <table:table-cell table:style-name="t2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B3" office:value-type="string">
            <text:p text:style-name="P26"><text:span text:style-name="T17">H</text:span><text:span text:style-name="T12">1</text:span></text:p>
          </table:table-cell>
          <table:table-cell table:style-name="t2.B3" office:value-type="string">
            <text:p text:style-name="P25"><text:span text:style-name="T2">H</text:span><text:span text:style-name="T12">2</text:span></text:p>
          </table:table-cell>
          <table:table-cell table:style-name="t2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7">Блок детектирования <text:span text:style-name="T6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7">H</text:span><text:span text:style-name="T12">1</text:span></text:p>
          </table:table-cell>
          <table:table-cell table:style-name="t3.D3" office:value-type="string">
            <text:p text:style-name="P25"><text:span text:style-name="T2">H</text:span><text:span text:style-name="T12">2</text:span></text:p>
          </table:table-cell>
          <table:table-cell table:style-name="t3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Блок детектирования <text:span text:style-name="T6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7">H</text:span><text:span text:style-name="T12">1</text:span></text:p>
          </table:table-cell>
          <table:table-cell table:style-name="t4.D3" office:value-type="string">
            <text:p text:style-name="P25"><text:span text:style-name="T2">H</text:span><text:span text:style-name="T12">2</text:span></text:p>
          </table:table-cell>
          <table:table-cell table:style-name="t4.D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Блок детектирования <text:span text:style-name="T6">гамма-излучения БДКГ-2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B3" table:number-rows-spanned="2" office:value-type="string">
            <text:p text:style-name="P25">Фон, нЗв/ч</text:p>
          </table:table-cell>
          <table:table-cell table:style-name="t5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B3" office:value-type="string">
            <text:p text:style-name="P26"><text:span text:style-name="T17">H</text:span><text:span text:style-name="T12">1</text:span></text:p>
          </table:table-cell>
          <table:table-cell table:style-name="t5.B3" office:value-type="string">
            <text:p text:style-name="P25"><text:span text:style-name="T2">H</text:span><text:span text:style-name="T12">2</text:span></text:p>
          </table:table-cell>
          <table:table-cell table:style-name="t5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Блок детектирования <text:span text:style-name="T6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B3" table:number-rows-spanned="2" office:value-type="string">
            <text:p text:style-name="P25">Фон, нЗв/ч</text:p>
          </table:table-cell>
          <table:table-cell table:style-name="t6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B3" office:value-type="string">
            <text:p text:style-name="P26"><text:span text:style-name="T17">H</text:span><text:span text:style-name="T12">1</text:span></text:p>
          </table:table-cell>
          <table:table-cell table:style-name="t6.B3" office:value-type="string">
            <text:p text:style-name="P25"><text:span text:style-name="T2">H</text:span><text:span text:style-name="T12">2</text:span></text:p>
          </table:table-cell>
          <table:table-cell table:style-name="t6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7">Блок детектирования <text:span text:style-name="T6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B3" table:number-rows-spanned="2" office:value-type="string">
            <text:p text:style-name="P25">Фон, нЗв/ч</text:p>
          </table:table-cell>
          <table:table-cell table:style-name="t7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B3" office:value-type="string">
            <text:p text:style-name="P26"><text:span text:style-name="T17">H</text:span><text:span text:style-name="T12">1</text:span></text:p>
          </table:table-cell>
          <table:table-cell table:style-name="t7.B3" office:value-type="string">
            <text:p text:style-name="P25"><text:span text:style-name="T2">H</text:span><text:span text:style-name="T12">2</text:span></text:p>
          </table:table-cell>
          <table:table-cell table:style-name="t7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Блок детектирования <text:span text:style-name="T6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B3" table:number-rows-spanned="2" office:value-type="string">
            <text:p text:style-name="P25">Фон, нЗв/ч</text:p>
          </table:table-cell>
          <table:table-cell table:style-name="t8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B3" office:value-type="string">
            <text:p text:style-name="P26"><text:span text:style-name="T17">H</text:span><text:span text:style-name="T12">1</text:span></text:p>
          </table:table-cell>
          <table:table-cell table:style-name="t8.B3" office:value-type="string">
            <text:p text:style-name="P25"><text:span text:style-name="T2">H</text:span><text:span text:style-name="T12">2</text:span></text:p>
          </table:table-cell>
          <table:table-cell table:style-name="t8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Блок детектирования <text:span text:style-name="T6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B3" table:number-rows-spanned="2" office:value-type="string">
            <text:p text:style-name="P25">Фон, нЗв/ч</text:p>
          </table:table-cell>
          <table:table-cell table:style-name="t9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B3" office:value-type="string">
            <text:p text:style-name="P26"><text:span text:style-name="T17">H</text:span><text:span text:style-name="T12">1</text:span></text:p>
          </table:table-cell>
          <table:table-cell table:style-name="t9.B3" office:value-type="string">
            <text:p text:style-name="P25"><text:span text:style-name="T2">H</text:span><text:span text:style-name="T12">2</text:span></text:p>
          </table:table-cell>
          <table:table-cell table:style-name="t9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Блок детектирования <text:span text:style-name="T6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0"><text:span text:style-name="T23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9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B3" table:number-rows-spanned="2" office:value-type="string">
            <text:p text:style-name="P25">Фон, нЗв/ч</text:p>
          </table:table-cell>
          <table:table-cell table:style-name="t10.B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B3" table:number-rows-spanned="2" office:value-type="string">
            <text:p text:style-name="P25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B3" office:value-type="string">
            <text:p text:style-name="P26"><text:span text:style-name="T17">H</text:span><text:span text:style-name="T12">1</text:span></text:p>
          </table:table-cell>
          <table:table-cell table:style-name="t10.B3" office:value-type="string">
            <text:p text:style-name="P25"><text:span text:style-name="T2">H</text:span><text:span text:style-name="T12">2</text:span></text:p>
          </table:table-cell>
          <table:table-cell table:style-name="t10.B3" office:value-type="string">
            <text:p text:style-name="P25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1T13:26:20.26</dc:date>
    <meta:editing-duration>P3DT1H6M21S</meta:editing-duration>
    <meta:editing-cycles>297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615" meta:character-count="9921"/>
  </office:meta>
</office:document-meta>
</file>